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6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.75">
            <text:p>0.75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2.6668">
            <text:p>2.6668</text:p>
          </table:table-cell>
          <table:table-cell table:formula="of:=AVERAGE([.EW10:.EX10])" office:value-type="float" office:value="1.7084">
            <text:p>1.7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.0834">
            <text:p>5.0834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4.3336">
            <text:p>4.3336</text:p>
          </table:table-cell>
          <table:table-cell table:formula="of:=AVERAGE([.EW11:.EX11])" office:value-type="float" office:value="4.7085">
            <text:p>4.708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12.2496">
            <text:p>12.2496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16.3342">
            <text:p>16.3342</text:p>
          </table:table-cell>
          <table:table-cell table:formula="of:=AVERAGE([.EW12:.EX12])" office:value-type="float" office:value="14.2919">
            <text:p>14.29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21.4162">
            <text:p>21.4162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32.0014">
            <text:p>32.0014</text:p>
          </table:table-cell>
          <table:table-cell table:formula="of:=AVERAGE([.EW13:.EX13])" office:value-type="float" office:value="26.7088">
            <text:p>26.70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4.17">
            <text:p>4.1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34.0006">
            <text:p>34.0006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41.3354">
            <text:p>41.3354</text:p>
          </table:table-cell>
          <table:table-cell table:formula="of:=AVERAGE([.EW14:.EX14])" office:value-type="float" office:value="37.668">
            <text:p>37.6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4.8342">
            <text:p>44.834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48.0024">
            <text:p>48.0024</text:p>
          </table:table-cell>
          <table:table-cell table:formula="of:=AVERAGE([.EW15:.EX15])" office:value-type="float" office:value="46.4183">
            <text:p>46.41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3">
            <text:p>13</text:p>
          </table:table-cell>
          <table:table-cell table:number-columns-repeated="2" office:value-type="float" office:value="66.67">
            <text:p>66.67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51.6668">
            <text:p>51.6668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52.0026">
            <text:p>52.0026</text:p>
          </table:table-cell>
          <table:table-cell table:formula="of:=AVERAGE([.EW16:.EX16])" office:value-type="float" office:value="51.8347">
            <text:p>51.83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66.67">
            <text:p>66.67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57">
            <text:p>57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54.6694">
            <text:p>54.6694</text:p>
          </table:table-cell>
          <table:table-cell table:formula="of:=AVERAGE([.EW17:.EX17])" office:value-type="float" office:value="55.8347">
            <text:p>55.83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61.5832">
            <text:p>61.5832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56.6694">
            <text:p>56.6694</text:p>
          </table:table-cell>
          <table:table-cell table:formula="of:=AVERAGE([.EW18:.EX18])" office:value-type="float" office:value="59.1263">
            <text:p>59.12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65.4998">
            <text:p>65.4998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58.669">
            <text:p>58.669</text:p>
          </table:table-cell>
          <table:table-cell table:formula="of:=AVERAGE([.EW19:.EX19])" office:value-type="float" office:value="62.0844">
            <text:p>62.08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69.249">
            <text:p>69.249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65.001">
            <text:p>65.001</text:p>
          </table:table-cell>
          <table:table-cell table:formula="of:=AVERAGE([.EW20:.EX20])" office:value-type="float" office:value="67.125">
            <text:p>67.1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74.666">
            <text:p>74.666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68.9994">
            <text:p>68.9994</text:p>
          </table:table-cell>
          <table:table-cell table:formula="of:=AVERAGE([.EW21:.EX21])" office:value-type="float" office:value="71.8327">
            <text:p>71.83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80.0828">
            <text:p>80.0828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72.332">
            <text:p>72.332</text:p>
          </table:table-cell>
          <table:table-cell table:formula="of:=AVERAGE([.EW22:.EX22])" office:value-type="float" office:value="76.2074">
            <text:p>76.20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83.0824">
            <text:p>83.0824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78.3314">
            <text:p>78.3314</text:p>
          </table:table-cell>
          <table:table-cell table:formula="of:=AVERAGE([.EW23:.EX23])" office:value-type="float" office:value="80.7069">
            <text:p>80.70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86.4984">
            <text:p>86.4984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78.9978">
            <text:p>78.9978</text:p>
          </table:table-cell>
          <table:table-cell table:formula="of:=AVERAGE([.EW24:.EX24])" office:value-type="float" office:value="82.7481">
            <text:p>82.748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89.3318">
            <text:p>89.3318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79.6644">
            <text:p>79.6644</text:p>
          </table:table-cell>
          <table:table-cell table:formula="of:=AVERAGE([.EW25:.EX25])" office:value-type="float" office:value="84.4981">
            <text:p>84.49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90.9976">
            <text:p>90.9976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80.9976">
            <text:p>80.9976</text:p>
          </table:table-cell>
          <table:table-cell table:formula="of:=AVERAGE([.EW26:.EX26])" office:value-type="float" office:value="85.9976">
            <text:p>85.99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92.414">
            <text:p>92.414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81.3308">
            <text:p>81.3308</text:p>
          </table:table-cell>
          <table:table-cell table:formula="of:=AVERAGE([.EW27:.EX27])" office:value-type="float" office:value="86.8724">
            <text:p>86.87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93.0808">
            <text:p>93.0808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81.664">
            <text:p>81.664</text:p>
          </table:table-cell>
          <table:table-cell table:formula="of:=AVERAGE([.EW28:.EX28])" office:value-type="float" office:value="87.3724">
            <text:p>87.37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94.4146">
            <text:p>94.4146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81.9972">
            <text:p>81.9972</text:p>
          </table:table-cell>
          <table:table-cell table:formula="of:=AVERAGE([.EW29:.EX29])" office:value-type="float" office:value="88.2059">
            <text:p>88.205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95.9982">
            <text:p>95.9982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82.9968">
            <text:p>82.9968</text:p>
          </table:table-cell>
          <table:table-cell table:formula="of:=AVERAGE([.EW30:.EX30])" office:value-type="float" office:value="89.4974999999999">
            <text:p>89.49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96.832">
            <text:p>96.832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82.9968">
            <text:p>82.9968</text:p>
          </table:table-cell>
          <table:table-cell table:formula="of:=AVERAGE([.EW31:.EX31])" office:value-type="float" office:value="89.9144">
            <text:p>89.91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97.3322">
            <text:p>97.3322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82.9968">
            <text:p>82.9968</text:p>
          </table:table-cell>
          <table:table-cell table:formula="of:=AVERAGE([.EW32:.EX32])" office:value-type="float" office:value="90.1645">
            <text:p>90.16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5:40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